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2.2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Gill Sans For AMD Regular" style:font-size-asian="20pt" style:language-asian="en" style:country-asian="US" style:font-style-asian="normal" style:font-weight-asian="bold" style:font-name-complex="Gill Sans For AMD Regular" style:font-size-complex="11.3500003814697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OACH Partslist</text:p>
          </table:table-cell>
          <table:table-cell table:style-name="ce1" table:number-columns-repeated="7"/>
        </table:table-row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>
            <text:p>Item #</text:p>
          </table:table-cell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Description</text:p>
          </table:table-cell>
          <table:table-cell table:style-name="ce1" table:number-columns-repeated="2"/>
        </table:table-row>
        <table:table-row table:style-name="ro2">
          <table:table-cell office:value-type="float" office:value="1">
            <text:p>1</text:p>
          </table:table-cell>
          <table:table-cell/>
          <table:table-cell table:number-columns-repeated="2" office:value-type="string">
            <text:p>ROACH</text:p>
          </table:table-cell>
          <table:table-cell office:value-type="string">
            <text:p>SA SK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ADC</text:p>
          </table:table-cell>
          <table:table-cell office:value-type="string">
            <text:p>iADC</text:p>
          </table:table-cell>
          <table:table-cell office:value-type="string">
            <text:p>Casper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Power Supply</text:p>
          </table:table-cell>
          <table:table-cell office:value-type="string">
            <text:p>CP-01025</text:p>
          </table:table-cell>
          <table:table-cell office:value-type="string">
            <text:p>?</text:p>
          </table:table-cell>
          <table:table-cell office:value-type="string">
            <text:p>ATX Switching Power Supply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Enclosure</text:p>
          </table:table-cell>
          <table:table-cell/>
          <table:table-cell office:value-type="string">
            <text:p>?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Cables</text:p>
          </table:table-cell>
          <table:table-cell/>
          <table:table-cell office:value-type="string">
            <text:p>?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1">2008/04/11</text:date>, <text:time>18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1" style:display-name="PageStyle_Sheet1 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2" style:display-name="PageStyle_Sheet1 2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1-30T10:19:19</meta:creation-date>
    <dc:date>2008-04-11T18:07:14</dc:date>
    <meta:print-date>2008-03-14T17:29:25</meta:print-date>
    <meta:editing-cycles>36</meta:editing-cycles>
    <meta:editing-duration>PT17H36M42S</meta:editing-duration>
    <meta:user-defined meta:name="Info 1"/>
    <meta:user-defined meta:name="Info 2"/>
    <meta:user-defined meta:name="Info 3"/>
    <meta:user-defined meta:name="Info 4"/>
    <meta:document-statistic meta:table-count="1" meta:cell-count="25"/>
  </office:meta>
</office:document-meta>
</file>